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E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083in" table:align="left" style:writing-mode="lr-tb"/>
    </style:style>
    <style:style style:name="Table3.A" style:family="table-column">
      <style:table-column-properties style:column-width="2.5229in"/>
    </style:style>
    <style:style style:name="Table3.B" style:family="table-column">
      <style:table-column-properties style:column-width="3.1465in"/>
    </style:style>
    <style:style style:name="Table3.C" style:family="table-column">
      <style:table-column-properties style:column-width="1.238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C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153in" fo:margin-left="0.0153in" fo:margin-right="-0.0056in" table:align="margins" style:writing-mode="lr-tb"/>
    </style:style>
    <style:style style:name="Table4.A" style:family="table-column">
      <style:table-column-properties style:column-width="2.9125in" style:rel-column-width="27601*"/>
    </style:style>
    <style:style style:name="Table4.B" style:family="table-column">
      <style:table-column-properties style:column-width="4.0028in" style:rel-column-width="37934*"/>
    </style:style>
    <style:style style:name="Table4.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B1" style:family="table-cell">
      <style:table-cell-properties style:border-line-width="0.0007in 0.0347in 0.0007in" fo:padding="0.0368in" fo:border="0.0361in double #808080"/>
    </style:style>
    <style:style style:name="Table4.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4.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5" style:family="table">
      <style:table-properties style:width="6.9153in" fo:margin-left="0.0153in" fo:margin-right="-0.0056in" table:align="margins" style:writing-mode="lr-tb"/>
    </style:style>
    <style:style style:name="Table5.A" style:family="table-column">
      <style:table-column-properties style:column-width="1.5826in" style:rel-column-width="14998*"/>
    </style:style>
    <style:style style:name="Table5.B" style:family="table-column">
      <style:table-column-properties style:column-width="2.6604in" style:rel-column-width="25212*"/>
    </style:style>
    <style:style style:name="Table5.C" style:family="table-column">
      <style:table-column-properties style:column-width="2.6722in" style:rel-column-width="25325*"/>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C1" style:family="table-cell">
      <style:table-cell-properties style:border-line-width="0.0007in 0.0347in 0.0007in" fo:padding="0.0368in" fo:border="0.0361in double #808080"/>
    </style:style>
    <style:style style:name="Table5.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B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Table_20_Heading">
      <style:paragraph-properties fo:text-align="center" style:justify-single-word="false"/>
    </style:style>
    <style:style style:name="P11" style:family="paragraph" style:parent-style-name="Standard">
      <style:paragraph-properties fo:text-align="center" style:justify-single-word="false"/>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Standard">
      <style:paragraph-properties fo:break-before="page"/>
    </style:style>
    <style:style style:name="P15" style:family="paragraph" style:parent-style-name="Contents_20_3">
      <style:paragraph-properties>
        <style:tab-stops>
          <style:tab-stop style:position="6.9252in" style:type="right" style:leader-style="dotted" style:leader-text="."/>
        </style:tab-stops>
      </style:paragraph-properties>
    </style:style>
    <style:style style:name="P16" style:family="paragraph" style:parent-style-name="Heading_20_1" style:master-page-name="First_20_Page">
      <style:paragraph-properties style:page-number="auto"/>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5"/>
    <style:style style:name="P22" style:family="paragraph" style:parent-style-name="Standard" style:list-style-name="L6"/>
    <style:style style:name="P23" style:family="paragraph" style:parent-style-name="Standard" style:list-style-name="L7"/>
    <style:style style:name="P24" style:family="paragraph" style:parent-style-name="Standard" style:list-style-name="L8"/>
    <style:style style:name="P25" style:family="paragraph" style:parent-style-name="Standard" style:list-style-name="L9"/>
    <style:style style:name="P26" style:family="paragraph" style:parent-style-name="Standard" style:list-style-name="L10"/>
    <style:style style:name="P27" style:family="paragraph">
      <style:paragraph-properties style:writing-mode="lr-tb"/>
    </style:style>
    <style:style style:name="P2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troduction (Informative)</text:h>
      <text:p text:style-name="Standard">This specification describes the mechanism for sending OpenLCB-CAN messages via frames on a CAN segment. It ensures unique headers to prevent CAN arbitration errors and frame loss, message traceability, node addressing and priority management.</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This specification is in the context of the following OpenLCB-CAN Specifications:</text:p>
      <text:list xml:id="list1433455377" text:style-name="L1">
        <text:list-item>
          <text:p text:style-name="P17">The <text:a xlink:type="simple" xlink:href="../CanPhysicalS.pdf">OpenLCB-CAN Physical Layer Standard</text:a>, which specifies the physical layer for transporting OpenLCB-CAN frames</text:p>
        </text:list-item>
        <text:list-item>
          <text:p text:style-name="P17">The <text:a xlink:type="simple" xlink:href="../GenNodeIdS.pdf%20">OpenLCB Unique Identifiers Standard</text:a>, which specifies the mechanism(s) for providing a unique identifier for each node</text:p>
        </text:list-item>
      </text:list>
      <text:p text:style-name="Standard">“CAN” refers to the electrical and protocol specifications as defined in ISO 11898-1:2003 and ISO 11898-2:2003 and their successors.</text:p>
      <text:p text:style-name="Standard">External certification of parts shall be accepted for conformance to these standards. Conformance with a later version of a standard shall be accepted as conformance with the referenced versions.</text:p>
      <text:p text:style-name="Standard">Each OpenLCB-CAN node shall have a unique identifier which it shall use as its node identifier (Node ID).</text:p>
      <text:h text:style-name="Heading_20_1" text:outline-level="1">Frame Format (Normative)</text:h>
      <text:p text:style-name="Standard">OpenLCB-CAN frames shall be sent and received using the CAN extended format (29-bit header) only. </text:p>
      <text:p text:style-name="Standard">OpenLCB-CAN nodes shall operate properly when the CAN segment carries proper standard-format (11-bit header) frames.</text:p>
      <text:p text:style-name="Standard">OpenLCB-CAN nodes shall not transmit extended-format remote frames (frames with RTR set). Nodes shall operate properly when the CAN segment carries extended-format remote frames.</text:p>
      <text:p text:style-name="Standard"><text:soft-page-break/>Nodes shall operate properly when the CAN segment carries overload frames.</text:p>
      <text:p text:style-name="Standard">The first (most-significant) bit of each OpenLCB-CAN frame is reserved for future use. It must be transmitted as a 1 bit, and ignored upon receipt.</text:p>
      <text:p text:style-name="Standard">The second (second-most-significant) bit is the Frame Type indicator. A value of 0 indicates a CAN-specific Control Frame. A value of 1 indicates an OpenLCB Message.</text:p>
      <text:p text:style-name="Standard">The next 15 bits are the Variable Field. The format and contents of the Variable Field depends on Frame Type and are defined in later sections.</text:p>
      <text:p text:style-name="Standard">The last twelve bits (least significant) are the Source Node ID Alias value of the source (sending) node.</text:p>
      <text:p text:style-name="Standard"/>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Table_20_Heading">Bit number:</text:p>
          </table:table-cell>
          <table:table-cell table:style-name="Table2.A1" office:value-type="string">
            <text:p text:style-name="Standard">Bit 0</text:p>
          </table:table-cell>
          <table:table-cell table:style-name="Table2.A1" office:value-type="string">
            <text:p text:style-name="Standard">Bit 1</text:p>
          </table:table-cell>
          <table:table-cell table:style-name="Table2.A1" office:value-type="string">
            <text:p text:style-name="Standard">Bits 2-16</text:p>
          </table:table-cell>
          <table:table-cell table:style-name="Table2.E1" office:value-type="string">
            <text:p text:style-name="Standard">Bits 17-28</text:p>
          </table:table-cell>
        </table:table-row>
        <table:table-row>
          <table:table-cell table:style-name="Table2.A2" office:value-type="string">
            <text:p text:style-name="Table_20_Heading">Content:</text:p>
          </table:table-cell>
          <table:table-cell table:style-name="Table2.A2" office:value-type="string">
            <text:p text:style-name="Standard">Reserved: <text:line-break/>Send as 1, <text:line-break/>ignore upon receipt</text:p>
          </table:table-cell>
          <table:table-cell table:style-name="Table2.A2" office:value-type="string">
            <text:p text:style-name="Standard">Frame Type</text:p>
            <text:p text:style-name="Standard">1: OpenLCB Message</text:p>
            <text:p text:style-name="Standard">0: CAN Control Frame</text:p>
          </table:table-cell>
          <table:table-cell table:style-name="Table2.A2" office:value-type="string">
            <text:p text:style-name="Standard">Variable Field</text:p>
          </table:table-cell>
          <table:table-cell table:style-name="Table2.E2" office:value-type="string">
            <text:p text:style-name="Standard">Source NID Alias</text:p>
          </table:table-cell>
        </table:table-row>
        <table:table-row>
          <table:table-cell table:style-name="Table2.A2" office:value-type="string">
            <text:p text:style-name="Table_20_Heading">Mask:</text:p>
          </table:table-cell>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E2" office:value-type="string">
            <text:p text:style-name="Standard">0x0000,0FFF</text:p>
          </table:table-cell>
        </table:table-row>
        <table:table-row>
          <table:table-cell table:style-name="Table2.A2" office:value-type="string">
            <text:p text:style-name="Table_20_Heading">Location:</text:p>
          </table:table-cell>
          <table:table-cell table:style-name="Table2.A2" office:value-type="string">
            <text:p text:style-name="Standard">Solo top bit</text:p>
          </table:table-cell>
          <table:table-cell table:style-name="Table2.A2" office:value-type="string">
            <text:p text:style-name="Standard">Top bit of 6<text:span text:style-name="T4">th</text:span> nibble from right</text:p>
          </table:table-cell>
          <table:table-cell table:style-name="Table2.A2" office:value-type="string">
            <text:p text:style-name="Standard">3 bits, then three nibbles</text:p>
          </table:table-cell>
          <table:table-cell table:style-name="Table2.E2" office:value-type="string">
            <text:p text:style-name="Standard">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xml:id="list882356570" text:style-name="L2">
        <text:list-item>
          <text:p text:style-name="P18">Inhibited</text:p>
        </text:list-item>
        <text:list-item>
          <text:p text:style-name="P18">Permitted</text:p>
        </text:list-item>
      </text:list>
      <text:p text:style-name="Standard">Nodes shall start in the Inhibited state.</text:p>
      <text:p text:style-name="Standard">A node in the Inhibited state may transmit Check ID, Reserve ID, and Alias Map Definition frames. A node in the Inhibited state shall not transmit any other frame type.</text:p>
      <text:p text:style-name="Standard">Nodes in Permitted state may transmit any frame type. </text:p>
      <text:h text:style-name="Heading_20_1" text:outline-level="1"><text:soft-page-break/>CAN-specific Control Frames and Interactions (Normative)</text:h>
      <text:p text:style-name="Standard">OpenLCB CAN control frames shall be carried in frames with a 0 in the Frame Type field. </text:p>
      <text:h text:style-name="Heading_20_2" text:outline-level="2">Control Frame Format</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Name</text:p>
          </table:table-cell>
          <table:table-cell table:style-name="Table3.A1" office:value-type="string">
            <text:p text:style-name="Table_20_Heading">Variable Field</text:p>
          </table:table-cell>
          <table:table-cell table:style-name="Table3.C1" office:value-type="string">
            <text:p text:style-name="Table_20_Heading">Data Bytes</text:p>
          </table:table-cell>
        </table:table-row>
        <table:table-row>
          <table:table-cell table:style-name="Table3.A2" office:value-type="string">
            <text:p text:style-name="Standard">Check ID (CID) frame</text:p>
          </table:table-cell>
          <table:table-cell table:style-name="Table3.A2" office:value-type="string">
            <text:p text:style-name="Standard">MMM,NNNN,NNNN,NNNN </text:p>
            <text:p text:style-name="Standard">MMM is the frame sequence number, with valid values from 0x7 through 0x4 or, for non-OpenLCB protocols, down to 0x1.</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 ID (RID) fram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Alias Map Definition (AMD) frame</text:p>
          </table:table-cell>
          <table:table-cell table:style-name="Table3.A2" office:value-type="string">
            <text:p text:style-name="Standard">0x0701</text:p>
          </table:table-cell>
          <table:table-cell table:style-name="Table3.C2" office:value-type="string">
            <text:p text:style-name="Standard">Full Node ID</text:p>
          </table:table-cell>
        </table:table-row>
        <table:table-row>
          <table:table-cell table:style-name="Table3.A2" office:value-type="string">
            <text:p text:style-name="Standard">Alias Mapping Enquiry (AME) frame</text:p>
          </table:table-cell>
          <table:table-cell table:style-name="Table3.A2" office:value-type="string">
            <text:p text:style-name="Standard">0x0702</text:p>
          </table:table-cell>
          <table:table-cell table:style-name="Table3.C2" office:value-type="string">
            <text:p text:style-name="Standard">Full Node ID</text:p>
          </table:table-cell>
        </table:table-row>
        <table:table-row>
          <table:table-cell table:style-name="Table3.A2" office:value-type="string">
            <text:p text:style-name="Standard">Alias Map Reset (AMR) frame</text:p>
          </table:table-cell>
          <table:table-cell table:style-name="Table3.A2" office:value-type="string">
            <text:p text:style-name="Standard">0x0703</text:p>
          </table:table-cell>
          <table:table-cell table:style-name="Table3.C2" office:value-type="string">
            <text:p text:style-name="Standard">Full Node ID</text:p>
          </table:table-cell>
        </table:table-row>
        <table:table-row>
          <table:table-cell table:style-name="Table3.A2" office:value-type="string">
            <text:p text:style-name="Standard">Reserved; may not be sent, and must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Standard">To reserve a Node ID alias while in the Inhibited state, a node shall:</text:p>
      <text:list xml:id="list661676832" text:style-name="L3">
        <text:list-item>
          <text:p text:style-name="P19">Generate a tentative source Node ID alias value</text:p>
        </text:list-item>
        <text:list-item>
          <text:p text:style-name="P19">Transmit a Check ID frame (CID) with MMM = 0x7, the least significant 12 bits of the full Node ID in the NNNN, NNNN, NNNN remaining twelve bits of the Variable Field, and the tentative source Node ID alias value in the Source NID Alias field.</text:p>
        </text:list-item>
      </text:list>
      <text:list xml:id="list401578635" text:style-name="L4">
        <text:list-item>
          <text:p text:style-name="P20">Repeat that three more times with MMM = 0x6, x5 and 0x4, respectively, with each frame carrying the next higher 12 bits of the full Node ID value, and the frames carrying the same tentative source Node ID alias value in the Source NID Alias field. (Protocols with a Unique ID <text:soft-page-break/>length different from 6 bytes will do this as many times as necessary to carry the entire Unique ID)</text:p>
        </text:list-item>
      </text:list>
      <text:list xml:id="list1207886948" text:style-name="L5">
        <text:list-item>
          <text:p text:style-name="P21">Wait at least 50 milliseconds</text:p>
        </text:list-item>
        <text:list-item>
          <text:p text:style-name="P21">Transmit a Reserve ID frame (RID) with the tentative source Node ID alias value n the Source NID Alias field.</text:p>
        </text:list-item>
      </text:list>
      <text:p text:style-name="Standard">The node shall restart the process at the top if, before completion of the process, a frame is received that carries the source Node ID alias value being testing in its source Node ID alias field.</text:p>
      <text:p text:style-name="Standard">The node shall restart the process at the top if, before completion of the process, any error is encountered during frame transmission.</text:p>
      <text:h text:style-name="Heading_20_3" text:outline-level="3">Transition to Permitted State</text:h>
      <text:p text:style-name="Standard">To transition from the Inhibited state to the Permitted state, a node shall, in order:</text:p>
      <text:list xml:id="list62407322" text:style-name="L6">
        <text:list-item>
          <text:p text:style-name="P22">Have or obtain a valid reserved Node ID alias</text:p>
        </text:list-item>
        <text:list-item>
          <text:p text:style-name="P22">Transmit an Alias Map Definition (AMD) frame with the node's reserved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n Alias Mapping Enquiry frame with no data content shall reply with an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 A node must end use of an alias within 100 msec of receiving an Alias Map Reset (AMR) frame referencing that alias.</text:p>
      <text:h text:style-name="Heading_20_3" text:outline-level="3">Node ID Alias Collision Handling</text:h>
      <text:p text:style-name="Standard">A node shall compare the source Node ID alias in each received frame against all reserved Node ID aliases it currently holds. <text:s/>In case of a match, the receiving node shall:</text:p>
      <text:list xml:id="list177228495" text:style-name="L7">
        <text:list-item>
          <text:p text:style-name="P23">If the frame is a Check ID (CID) frame, send a Reserve ID (RID) frame in response.</text:p>
        </text:list-item>
        <text:list-item>
          <text:p text:style-name="P23">If the frame is a any other type, the node is in Permitted state, and the received source Node ID alias is the current Node ID alias of this node, this node shall immediately transition to Inhibited state and release the current Node ID alias.</text:p>
        </text:list-item>
        <text:list-item>
          <text:p text:style-name="P23"><text:soft-page-break/>If the frame is another other type, and the node is not in Permitted state or the received source Node ID alias is not the current Node ID alias of this node, the node shall immediately release the matching node ID alias.</text:p>
        </text:list-item>
      </text:list>
      <text:h text:style-name="Heading_20_3" text:outline-level="3">Duplicate Node ID Handling</text:h>
      <text:p text:style-name="Standard">Each node shall compare the node ID in each received <text:s/>Alias Map Definition frame with its own Node ID. <text:s/>Should they match, in addition to any other actions that may be required by the incoming message, the node </text:p>
      <text:list xml:id="list1536368100" text:style-name="L8">
        <text:list-item>
          <text:p text:style-name="P24">may, but is not required to, signal the user that duplicate Node ID values exist using a lamp or other directly-visible indicator</text:p>
        </text:list-item>
        <text:list-item>
          <text:p text:style-name="P24">if in Permitted state, may, but is not required to, emit a PCER message with the reserved Event ID “Duplicate Node ID Detected” followed by going offline until reset.</text:p>
        </text:list-item>
      </text:list>
      <text:h text:style-name="Heading_20_2" text:outline-level="2">Node ID Alias Generation</text:h>
      <text:p text:style-name="Standard">Alias values shall not be zero.</text:p>
      <text:p text:style-name="Standard">The first alias values generated by nodes of the same type with node ID values within 255 of each other shall not be identical.</text:p>
      <text:p text:style-name="Standard">An alias generation algorithm must ensure that when two different nodes using that alias generation algorithm generate the same alias value at two different points in their sequence, there shall be more than a 99% probability that the next alias values generated by the two nodes are different.</text:p>
      <text:p text:style-name="Standard">A node may, but need not, save the current alias generation state so that it restarts the sequence at the same point, hence the same alias value, after a reset or power cycle. </text:p>
      <text:h text:style-name="Heading_20_1" text:outline-level="1">OpenLCB Message Frame Format</text:h>
      <text:p text:style-name="Standard">OpenLCB messages shall be carried in frames with a 1 in the Frame Type field. They shall contain message type information and/or address information in the 15-bit variable field, and zero to eight CAN data bytes.</text:p>
      <text:p text:style-name="Standard">For OpenLCB messages, the variable field shall be used in one of two forms:</text:p>
      <text:list xml:id="list1812156196" text:style-name="L9">
        <text:list-item>
          <text:p text:style-name="P25">Unaddressed messages – messages that don't have a destination address – shall be formatted:</text:p>
        </text:list-item>
      </text:list>
      <table:table table:name="Table4" table:style-name="Table4">
        <table:table-column table:style-name="Table4.A"/>
        <table:table-column table:style-name="Table4.B"/>
        <table:table-row>
          <table:table-cell table:style-name="Table4.A1" office:value-type="string">
            <text:p text:style-name="Table_20_Heading">Variable Field Bit 0</text:p>
            <text:p text:style-name="Table_20_Heading">Header Bit 2</text:p>
            <text:p text:style-name="Table_20_Heading">0x0400,0000</text:p>
          </table:table-cell>
          <table:table-cell table:style-name="Table4.B1" office:value-type="string">
            <text:p text:style-name="Table_20_Heading">Variable Field Bits 1-14</text:p>
            <text:p text:style-name="Table_20_Heading">Header Bits 3-16</text:p>
            <text:p text:style-name="Table_20_Heading">OpenLCB Variable Header Content</text:p>
            <text:p text:style-name="Table_20_Heading">0x03FF,F000</text:p>
          </table:table-cell>
        </table:table-row>
        <table:table-row>
          <table:table-cell table:style-name="Table4.A2" office:value-type="float" office:value="0">
            <text:p text:style-name="P11">0</text:p>
          </table:table-cell>
          <table:table-cell table:style-name="Table4.B2" office:value-type="string">
            <text:p text:style-name="P11">OpenLCB message information</text:p>
          </table:table-cell>
        </table:table-row>
      </table:table>
      <text:p text:style-name="Caption">Table 3: Unaddressed Message Format</text:p>
      <text:list xml:id="list565491795" text:style-name="L10">
        <text:list-item>
          <text:p text:style-name="P26"><text:soft-page-break/>Addressed messages – messages that have a specific destination address – shall have the address alias in the low 12 bits of the variable field. Two upper bits can carry part of the OpenLCB message.</text:p>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P10">Variable Field Bit 0</text:p>
            <text:p text:style-name="P10">Header Bit 2</text:p>
            <text:p text:style-name="P10">0x0400,0000</text:p>
          </table:table-cell>
          <table:table-cell table:style-name="Table5.A1" office:value-type="string">
            <text:p text:style-name="P10">Variable Field Bits 1-2</text:p>
            <text:p text:style-name="P10">Header Bits 3-4</text:p>
            <text:p text:style-name="P10">OpenLCB Variable Header Content</text:p>
            <text:p text:style-name="P10">0x0300,0000</text:p>
          </table:table-cell>
          <table:table-cell table:style-name="Table5.C1" office:value-type="string">
            <text:p text:style-name="P10">Variable Field Bits 3-14</text:p>
            <text:p text:style-name="P10">Header Bits 5-16</text:p>
            <text:p text:style-name="P10">OpenLCB Variable Header Content</text:p>
            <text:p text:style-name="P10">0x00FF,F000</text:p>
          </table:table-cell>
        </table:table-row>
        <table:table-row>
          <table:table-cell table:style-name="Table5.A2" office:value-type="float" office:value="1">
            <text:p text:style-name="P11">1</text:p>
          </table:table-cell>
          <table:table-cell table:style-name="Table5.B2" office:value-type="string">
            <text:p text:style-name="P11">OpenLCB message information</text:p>
          </table:table-cell>
          <table:table-cell table:style-name="Table5.C2" office:value-type="string">
            <text:p text:style-name="P11">Destination Node ID Alias</text:p>
          </table:table-cell>
        </table:table-row>
      </table:table>
      <text:p text:style-name="Caption">Table 4: Addressed message format</text:p>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 (Informative)<text:tab/>1</text:p>
          <text:p text:style-name="P12"><text:s/>2 Intended Use (Informative)<text:tab/>1</text:p>
          <text:p text:style-name="P12"><text:s/>3 References and Context (Normative)<text:tab/>1</text:p>
          <text:p text:style-name="P12"><text:s/>4 Frame Format (Normative)<text:tab/>1</text:p>
          <text:p text:style-name="P12"><text:s/>5 States<text:tab/>2</text:p>
          <text:p text:style-name="P12"><text:s/>6 CAN-specific Control Frames and Interactions (Normative)<text:tab/>3</text:p>
          <text:p text:style-name="P13"><text:s/>6.1 Control Frame Format<text:tab/>3</text:p>
          <text:p text:style-name="P13"><text:s/>6.2 Interactions<text:tab/>3</text:p>
          <text:p text:style-name="P15"><text:s/>6.2.1 Reserving a Node ID Alias<text:tab/>3</text:p>
          <text:p text:style-name="P15"><text:s/>6.2.2 Transition to Permitted State<text:tab/>4</text:p>
          <text:p text:style-name="P15"><text:s/>6.2.3 Node ID Alias validation<text:tab/>4</text:p>
          <text:p text:style-name="P15"><text:s/>6.2.4 Transition to Inhibited State<text:tab/>4</text:p>
          <text:p text:style-name="P15"><text:s/>6.2.5 Node ID Alias Collision Handling<text:tab/>4</text:p>
          <text:p text:style-name="P15"><text:s/>6.2.6 Duplicate Node ID Handling<text:tab/>5</text:p>
          <text:p text:style-name="P13"><text:s/>6.3 Node ID Alias Generation<text:tab/>5</text:p>
          <text:p text:style-name="P12"><text:s/>7 OpenLCB Message Frame Format<text:tab/>5</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22in" fo:margin-left="0.1007in" fo:margin-right="-0.0729in" table:align="margins" style:writing-mode="lr-tb"/>
    </style:style>
    <style:style style:name="Table1.A" style:family="table-column">
      <style:table-column-properties style:column-width="3.3944in" style:rel-column-width="34370*"/>
    </style:style>
    <style:style style:name="Table1.B" style:family="table-column">
      <style:table-column-properties style:column-width="0.241in" style:rel-column-width="2439*"/>
    </style:style>
    <style:style style:name="Table1.C" style:family="table-column">
      <style:table-column-properties style:column-width="1.5479in" style:rel-column-width="15673*"/>
    </style:style>
    <style:style style:name="Table1.D" style:family="table-column">
      <style:table-column-properties style:column-width="1.2889in" style:rel-column-width="1305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Standard<draw:custom-shape text:anchor-type="char" draw:z-index="6"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2"><text:date style:data-style-name="N116" text:date-value="2012-01-16T00:26:25">1/16/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7"><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2-01-16T00:26:25">Jan 16, 2012</text:date></text:p>
            </table:table-cell>
            <table:table-cell table:style-name="Table1.C1" office:value-type="string">
              <text:p text:style-name="MP8">Preliminary</text:p>
            </table:table-cell>
          </table:table-row>
        </table:table>
        <text:p text:style-name="Header"/>
      </style:header>
      <style:footer>
        <text:p text:style-name="MP9"><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7</text:page-count></text:span></text:span><text:span text:style-name="Page_20_Number"><text:span text:style-name="MT4"> - </text:span></text:span><text:span text:style-name="Page_20_Number"><text:span text:style-name="MT4"><text:date style:data-style-name="N116" text:date-value="2012-01-16T00:26:25">1/16/2012</text:date></text:span></text:span></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Standard</dc:title>
    <meta:initial-creator>Alex Shepherd</meta:initial-creator>
    <meta:creation-date>2009-01-22T07:11:27</meta:creation-date>
    <meta:editing-cycles>172</meta:editing-cycles>
    <meta:editing-duration>PT21H58M35S</meta:editing-duration>
    <meta:generator>OpenOffice.org/3.3$Unix OpenOffice.org_project/330m20$Build-9567</meta:generator>
    <dc:date>2012-01-16T00:26:25</dc:date>
    <dc:creator>Bob Jacobsen</dc:creator>
    <meta:keyword>OpenLCB-CANFrame Transfer</meta:keyword>
    <meta:printed-by>Bob Jacobsen</meta:printed-by>
    <meta:print-date>2010-10-15T15:58:33</meta:print-date>
    <meta:document-statistic meta:table-count="5" meta:image-count="1" meta:object-count="0" meta:page-count="7" meta:paragraph-count="168" meta:word-count="1782" meta:character-count="10480"/>
    <meta:user-defined meta:name="Info 1"/>
    <meta:user-defined meta:name="Info 2"/>
    <meta:user-defined meta:name="Info 3"/>
    <meta:user-defined meta:name="Info 4"/>
  </office:meta>
</office:document-meta>
</file>